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20000018896A9E386F4ABADAD.png" manifest:media-type="image/png"/>
  <manifest:file-entry manifest:full-path="Pictures/1000020100000323000001F84D14730DB6EA9A00.png" manifest:media-type="image/png"/>
  <manifest:file-entry manifest:full-path="Pictures/1000000000000020000000204B249CA79A42C6D7.png" manifest:media-type="image/png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draw:style-name="gr1" draw:text-style-name="P1" draw:layer="layout" svg:width="21.245cm" svg:height="13.334cm" svg:x="15cm" svg:y="1.666cm">
          <draw:image xlink:href="Pictures/1000020100000323000001F84D14730DB6EA9A00.png" xlink:type="simple" xlink:show="embed" xlink:actuate="onLoad">
            <text:p/>
          </draw:image>
        </draw:frame>
        <draw:frame draw:style-name="gr1" draw:text-style-name="P1" draw:layer="layout" svg:width="27.999cm" svg:height="11.408cm" svg:x="-13.2cm" svg:y="2.992cm">
          <draw:image xlink:href="Pictures/10000201000003C20000018896A9E386F4ABADA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solid" draw:fill-color="#ed1c24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16:56:25.624015472</meta:creation-date>
    <meta:editing-duration>PT1H24M45S</meta:editing-duration>
    <meta:editing-cycles>15</meta:editing-cycles>
    <meta:generator>LibreOffice/6.0.3.2$Linux_X86_64 LibreOffice_project/00m0$Build-2</meta:generator>
    <dc:title>DNA</dc:title>
    <dc:date>2018-09-02T12:05:25.844437183</dc:date>
    <meta:document-statistic meta:object-count="26"/>
  </office:meta>
</office:document-meta>
</file>